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a" style:family="table">
      <style:table-properties fo:break-before="page" style:width="27.083cm" fo:margin-left="-0.191cm" fo:margin-top="0cm" fo:margin-bottom="0cm" table:align="left" style:writing-mode="lr-tb"/>
    </style:style>
    <style:style style:name="Table3a.A" style:family="table-column">
      <style:table-column-properties style:column-width="13.189cm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3.3pb" style:family="table-row">
      <style:table-row-properties fo:break-before="page"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able:table table:name="Table3a" table:style-name="Table3a">
        <table:table-column table:style-name="Table3.A"/>
        <table:table-column table:style-name="Table3.B"/>
        <table:table-column table:style-name="Table3.C"/>
      </table:table>
      <table:table table:name="Table3a" table:style-name="Table3a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row table:style-name="Table3.3pb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pb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